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4FCB699FA901723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218cm, 0.201cm, 44.043cm, -0.20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199cm" svg:height="10.266cm" svg:x="0.9cm" svg:y="0.6cm">
          <draw:image xlink:href="Pictures/1000000000000BD000000FC04FCB699FA9017235.jpg" xlink:type="simple" xlink:show="embed" xlink:actuate="onLoad" loext:mime-type="image/jpeg">
            <text:p text:style-name="P1"/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8:09:05.924107415</dc:date>
    <meta:editing-duration>PT2M2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